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586.6pt" svg:height="403pt" svg:x="799.71pt" svg:y="20.15pt">
            <draw:object draw:notify-on-update-of-ranges="Sheet2.K1:Sheet2.K1 Sheet2.K2:Sheet2.K51 Sheet2.L1:Sheet2.L1 Sheet2.L2:Sheet2.L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sponse_code</text:p>
          </table:table-cell>
          <table:table-cell office:value-type="string" calcext:value-type="string">
            <text:p>http_version</text:p>
          </table:table-cell>
          <table:table-cell office:value-type="string" calcext:value-type="string">
            <text:p>size_download</text:p>
          </table:table-cell>
          <table:table-cell office:value-type="string" calcext:value-type="string">
            <text:p>time_namelookup</text:p>
          </table:table-cell>
          <table:table-cell office:value-type="string" calcext:value-type="string">
            <text:p>time_connect</text:p>
          </table:table-cell>
          <table:table-cell office:value-type="string" calcext:value-type="string">
            <text:p>time_appconnect</text:p>
          </table:table-cell>
          <table:table-cell office:value-type="string" calcext:value-type="string">
            <text:p>time_starttransfer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ransfer_time</text:p>
          </table:table-cell>
          <table:table-cell office:value-type="string" calcext:value-type="string">
            <text:p>Client waiting</text:p>
          </table:table-cell>
          <table:table-cell office:value-type="string" calcext:value-type="string">
            <text:p>Lambda duration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252927" calcext:value-type="float">
            <text:p>0,252927</text:p>
          </table:table-cell>
          <table:table-cell office:value-type="float" office:value="0.272164" calcext:value-type="float">
            <text:p>0,272164</text:p>
          </table:table-cell>
          <table:table-cell office:value-type="float" office:value="0.326882" calcext:value-type="float">
            <text:p>0,326882</text:p>
          </table:table-cell>
          <table:table-cell office:value-type="float" office:value="0.701031" calcext:value-type="float">
            <text:p>0,701031</text:p>
          </table:table-cell>
          <table:table-cell office:value-type="float" office:value="0.710283" calcext:value-type="float">
            <text:p>0,710283</text:p>
          </table:table-cell>
          <table:table-cell table:formula="of:=[.I2]-[.H2]" office:value-type="float" office:value="0.00925200000000004" calcext:value-type="float">
            <text:p>0,009252</text:p>
          </table:table-cell>
          <table:table-cell table:formula="of:=[.H2]-[.G2]" office:value-type="float" office:value="0.374149" calcext:value-type="float">
            <text:p>0,374149</text:p>
          </table:table-cell>
          <table:table-cell office:value-type="float" office:value="0.28753" calcext:value-type="float">
            <text:p>0,287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25" calcext:value-type="float">
            <text:p>0,004125</text:p>
          </table:table-cell>
          <table:table-cell office:value-type="float" office:value="0.022982" calcext:value-type="float">
            <text:p>0,022982</text:p>
          </table:table-cell>
          <table:table-cell office:value-type="float" office:value="0.075508" calcext:value-type="float">
            <text:p>0,075508</text:p>
          </table:table-cell>
          <table:table-cell office:value-type="float" office:value="0.482475" calcext:value-type="float">
            <text:p>0,482475</text:p>
          </table:table-cell>
          <table:table-cell office:value-type="float" office:value="0.496026" calcext:value-type="float">
            <text:p>0,496026</text:p>
          </table:table-cell>
          <table:table-cell table:formula="of:=[.I3]-[.H3]" office:value-type="float" office:value="0.013551" calcext:value-type="float">
            <text:p>0,013551</text:p>
          </table:table-cell>
          <table:table-cell table:formula="of:=[.H3]-[.G3]" office:value-type="float" office:value="0.406967" calcext:value-type="float">
            <text:p>0,406967</text:p>
          </table:table-cell>
          <table:table-cell office:value-type="float" office:value="0.3076" calcext:value-type="float">
            <text:p>0,307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242" calcext:value-type="float">
            <text:p>0,004242</text:p>
          </table:table-cell>
          <table:table-cell office:value-type="float" office:value="0.023274" calcext:value-type="float">
            <text:p>0,023274</text:p>
          </table:table-cell>
          <table:table-cell office:value-type="float" office:value="0.082905" calcext:value-type="float">
            <text:p>0,082905</text:p>
          </table:table-cell>
          <table:table-cell office:value-type="float" office:value="0.462856" calcext:value-type="float">
            <text:p>0,462856</text:p>
          </table:table-cell>
          <table:table-cell office:value-type="float" office:value="0.473338" calcext:value-type="float">
            <text:p>0,473338</text:p>
          </table:table-cell>
          <table:table-cell table:formula="of:=[.I4]-[.H4]" office:value-type="float" office:value="0.010482" calcext:value-type="float">
            <text:p>0,010482</text:p>
          </table:table-cell>
          <table:table-cell table:formula="of:=[.H4]-[.G4]" office:value-type="float" office:value="0.379951" calcext:value-type="float">
            <text:p>0,379951</text:p>
          </table:table-cell>
          <table:table-cell office:value-type="float" office:value="0.36283" calcext:value-type="float">
            <text:p>0,362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25" calcext:value-type="float">
            <text:p>0,004125</text:p>
          </table:table-cell>
          <table:table-cell office:value-type="float" office:value="0.023149" calcext:value-type="float">
            <text:p>0,023149</text:p>
          </table:table-cell>
          <table:table-cell office:value-type="float" office:value="0.084591" calcext:value-type="float">
            <text:p>0,084591</text:p>
          </table:table-cell>
          <table:table-cell office:value-type="float" office:value="0.423625" calcext:value-type="float">
            <text:p>0,423625</text:p>
          </table:table-cell>
          <table:table-cell office:value-type="float" office:value="0.435741" calcext:value-type="float">
            <text:p>0,435741</text:p>
          </table:table-cell>
          <table:table-cell table:formula="of:=[.I5]-[.H5]" office:value-type="float" office:value="0.012116" calcext:value-type="float">
            <text:p>0,012116</text:p>
          </table:table-cell>
          <table:table-cell table:formula="of:=[.H5]-[.G5]" office:value-type="float" office:value="0.339034" calcext:value-type="float">
            <text:p>0,339034</text:p>
          </table:table-cell>
          <table:table-cell office:value-type="float" office:value="0.34608" calcext:value-type="float">
            <text:p>0,346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312" calcext:value-type="float">
            <text:p>0,004312</text:p>
          </table:table-cell>
          <table:table-cell office:value-type="float" office:value="0.023314" calcext:value-type="float">
            <text:p>0,023314</text:p>
          </table:table-cell>
          <table:table-cell office:value-type="float" office:value="0.091141" calcext:value-type="float">
            <text:p>0,091141</text:p>
          </table:table-cell>
          <table:table-cell office:value-type="float" office:value="0.423544" calcext:value-type="float">
            <text:p>0,423544</text:p>
          </table:table-cell>
          <table:table-cell office:value-type="float" office:value="0.433079" calcext:value-type="float">
            <text:p>0,433079</text:p>
          </table:table-cell>
          <table:table-cell table:formula="of:=[.I6]-[.H6]" office:value-type="float" office:value="0.00953500000000002" calcext:value-type="float">
            <text:p>0,009535</text:p>
          </table:table-cell>
          <table:table-cell table:formula="of:=[.H6]-[.G6]" office:value-type="float" office:value="0.332403" calcext:value-type="float">
            <text:p>0,332403</text:p>
          </table:table-cell>
          <table:table-cell office:value-type="float" office:value="0.24783" calcext:value-type="float">
            <text:p>0,2478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09" calcext:value-type="float">
            <text:p>0,004109</text:p>
          </table:table-cell>
          <table:table-cell office:value-type="float" office:value="0.023064" calcext:value-type="float">
            <text:p>0,023064</text:p>
          </table:table-cell>
          <table:table-cell office:value-type="float" office:value="0.074371" calcext:value-type="float">
            <text:p>0,074371</text:p>
          </table:table-cell>
          <table:table-cell office:value-type="float" office:value="0.437532" calcext:value-type="float">
            <text:p>0,437532</text:p>
          </table:table-cell>
          <table:table-cell office:value-type="float" office:value="0.44692" calcext:value-type="float">
            <text:p>0,44692</text:p>
          </table:table-cell>
          <table:table-cell table:formula="of:=[.I7]-[.H7]" office:value-type="float" office:value="0.00938800000000001" calcext:value-type="float">
            <text:p>0,009388</text:p>
          </table:table-cell>
          <table:table-cell table:formula="of:=[.H7]-[.G7]" office:value-type="float" office:value="0.363161" calcext:value-type="float">
            <text:p>0,363161</text:p>
          </table:table-cell>
          <table:table-cell office:value-type="float" office:value="0.35486" calcext:value-type="float">
            <text:p>0,3548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5" calcext:value-type="float">
            <text:p>0,00415</text:p>
          </table:table-cell>
          <table:table-cell office:value-type="float" office:value="0.0232" calcext:value-type="float">
            <text:p>0,0232</text:p>
          </table:table-cell>
          <table:table-cell office:value-type="float" office:value="0.069982" calcext:value-type="float">
            <text:p>0,069982</text:p>
          </table:table-cell>
          <table:table-cell office:value-type="float" office:value="0.383473" calcext:value-type="float">
            <text:p>0,383473</text:p>
          </table:table-cell>
          <table:table-cell office:value-type="float" office:value="0.392336" calcext:value-type="float">
            <text:p>0,392336</text:p>
          </table:table-cell>
          <table:table-cell table:formula="of:=[.I8]-[.H8]" office:value-type="float" office:value="0.00886299999999995" calcext:value-type="float">
            <text:p>0,008863</text:p>
          </table:table-cell>
          <table:table-cell table:formula="of:=[.H8]-[.G8]" office:value-type="float" office:value="0.313491" calcext:value-type="float">
            <text:p>0,313491</text:p>
          </table:table-cell>
          <table:table-cell office:value-type="float" office:value="0.2698" calcext:value-type="float">
            <text:p>0,269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18" calcext:value-type="float">
            <text:p>0,004118</text:p>
          </table:table-cell>
          <table:table-cell office:value-type="float" office:value="0.023051" calcext:value-type="float">
            <text:p>0,023051</text:p>
          </table:table-cell>
          <table:table-cell office:value-type="float" office:value="0.076771" calcext:value-type="float">
            <text:p>0,076771</text:p>
          </table:table-cell>
          <table:table-cell office:value-type="float" office:value="0.4563" calcext:value-type="float">
            <text:p>0,4563</text:p>
          </table:table-cell>
          <table:table-cell office:value-type="float" office:value="0.466244" calcext:value-type="float">
            <text:p>0,466244</text:p>
          </table:table-cell>
          <table:table-cell table:formula="of:=[.I9]-[.H9]" office:value-type="float" office:value="0.00994400000000001" calcext:value-type="float">
            <text:p>0,009944</text:p>
          </table:table-cell>
          <table:table-cell table:formula="of:=[.H9]-[.G9]" office:value-type="float" office:value="0.379529" calcext:value-type="float">
            <text:p>0,379529</text:p>
          </table:table-cell>
          <table:table-cell office:value-type="float" office:value="0.32678" calcext:value-type="float">
            <text:p>0,3267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247" calcext:value-type="float">
            <text:p>0,004247</text:p>
          </table:table-cell>
          <table:table-cell office:value-type="float" office:value="0.023553" calcext:value-type="float">
            <text:p>0,023553</text:p>
          </table:table-cell>
          <table:table-cell office:value-type="float" office:value="0.083655" calcext:value-type="float">
            <text:p>0,083655</text:p>
          </table:table-cell>
          <table:table-cell office:value-type="float" office:value="0.745947" calcext:value-type="float">
            <text:p>0,745947</text:p>
          </table:table-cell>
          <table:table-cell office:value-type="float" office:value="0.757673" calcext:value-type="float">
            <text:p>0,757673</text:p>
          </table:table-cell>
          <table:table-cell table:formula="of:=[.I10]-[.H10]" office:value-type="float" office:value="0.011726" calcext:value-type="float">
            <text:p>0,011726</text:p>
          </table:table-cell>
          <table:table-cell table:formula="of:=[.H10]-[.G10]" office:value-type="float" office:value="0.662292" calcext:value-type="float">
            <text:p>0,662292</text:p>
          </table:table-cell>
          <table:table-cell office:value-type="float" office:value="0.33706" calcext:value-type="float">
            <text:p>0,337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34" calcext:value-type="float">
            <text:p>0,004134</text:p>
          </table:table-cell>
          <table:table-cell office:value-type="float" office:value="0.022837" calcext:value-type="float">
            <text:p>0,022837</text:p>
          </table:table-cell>
          <table:table-cell office:value-type="float" office:value="0.074633" calcext:value-type="float">
            <text:p>0,074633</text:p>
          </table:table-cell>
          <table:table-cell office:value-type="float" office:value="0.420405" calcext:value-type="float">
            <text:p>0,420405</text:p>
          </table:table-cell>
          <table:table-cell office:value-type="float" office:value="0.431078" calcext:value-type="float">
            <text:p>0,431078</text:p>
          </table:table-cell>
          <table:table-cell table:formula="of:=[.I11]-[.H11]" office:value-type="float" office:value="0.010673" calcext:value-type="float">
            <text:p>0,010673</text:p>
          </table:table-cell>
          <table:table-cell table:formula="of:=[.H11]-[.G11]" office:value-type="float" office:value="0.345772" calcext:value-type="float">
            <text:p>0,345772</text:p>
          </table:table-cell>
          <table:table-cell office:value-type="float" office:value="0.29713" calcext:value-type="float">
            <text:p>0,2971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42" calcext:value-type="float">
            <text:p>0,004142</text:p>
          </table:table-cell>
          <table:table-cell office:value-type="float" office:value="0.023304" calcext:value-type="float">
            <text:p>0,023304</text:p>
          </table:table-cell>
          <table:table-cell office:value-type="float" office:value="0.077087" calcext:value-type="float">
            <text:p>0,077087</text:p>
          </table:table-cell>
          <table:table-cell office:value-type="float" office:value="0.475502" calcext:value-type="float">
            <text:p>0,475502</text:p>
          </table:table-cell>
          <table:table-cell office:value-type="float" office:value="0.485024" calcext:value-type="float">
            <text:p>0,485024</text:p>
          </table:table-cell>
          <table:table-cell table:formula="of:=[.I12]-[.H12]" office:value-type="float" office:value="0.00952199999999998" calcext:value-type="float">
            <text:p>0,009522</text:p>
          </table:table-cell>
          <table:table-cell table:formula="of:=[.H12]-[.G12]" office:value-type="float" office:value="0.398415" calcext:value-type="float">
            <text:p>0,398415</text:p>
          </table:table-cell>
          <table:table-cell office:value-type="float" office:value="0.28407" calcext:value-type="float">
            <text:p>0,284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35" calcext:value-type="float">
            <text:p>0,004135</text:p>
          </table:table-cell>
          <table:table-cell office:value-type="float" office:value="0.023466" calcext:value-type="float">
            <text:p>0,023466</text:p>
          </table:table-cell>
          <table:table-cell office:value-type="float" office:value="0.074904" calcext:value-type="float">
            <text:p>0,074904</text:p>
          </table:table-cell>
          <table:table-cell office:value-type="float" office:value="0.389483" calcext:value-type="float">
            <text:p>0,389483</text:p>
          </table:table-cell>
          <table:table-cell office:value-type="float" office:value="0.400049" calcext:value-type="float">
            <text:p>0,400049</text:p>
          </table:table-cell>
          <table:table-cell table:formula="of:=[.I13]-[.H13]" office:value-type="float" office:value="0.010566" calcext:value-type="float">
            <text:p>0,010566</text:p>
          </table:table-cell>
          <table:table-cell table:formula="of:=[.H13]-[.G13]" office:value-type="float" office:value="0.314579" calcext:value-type="float">
            <text:p>0,314579</text:p>
          </table:table-cell>
          <table:table-cell office:value-type="float" office:value="0.35524" calcext:value-type="float">
            <text:p>0,355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222" calcext:value-type="float">
            <text:p>0,004222</text:p>
          </table:table-cell>
          <table:table-cell office:value-type="float" office:value="0.023337" calcext:value-type="float">
            <text:p>0,023337</text:p>
          </table:table-cell>
          <table:table-cell office:value-type="float" office:value="0.07686" calcext:value-type="float">
            <text:p>0,07686</text:p>
          </table:table-cell>
          <table:table-cell office:value-type="float" office:value="0.41699" calcext:value-type="float">
            <text:p>0,41699</text:p>
          </table:table-cell>
          <table:table-cell office:value-type="float" office:value="0.427209" calcext:value-type="float">
            <text:p>0,427209</text:p>
          </table:table-cell>
          <table:table-cell table:formula="of:=[.I14]-[.H14]" office:value-type="float" office:value="0.010219" calcext:value-type="float">
            <text:p>0,010219</text:p>
          </table:table-cell>
          <table:table-cell table:formula="of:=[.H14]-[.G14]" office:value-type="float" office:value="0.34013" calcext:value-type="float">
            <text:p>0,34013</text:p>
          </table:table-cell>
          <table:table-cell office:value-type="float" office:value="0.31577" calcext:value-type="float">
            <text:p>0,3157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224" calcext:value-type="float">
            <text:p>0,004224</text:p>
          </table:table-cell>
          <table:table-cell office:value-type="float" office:value="0.023192" calcext:value-type="float">
            <text:p>0,023192</text:p>
          </table:table-cell>
          <table:table-cell office:value-type="float" office:value="0.071241" calcext:value-type="float">
            <text:p>0,071241</text:p>
          </table:table-cell>
          <table:table-cell office:value-type="float" office:value="0.440153" calcext:value-type="float">
            <text:p>0,440153</text:p>
          </table:table-cell>
          <table:table-cell office:value-type="float" office:value="0.44995" calcext:value-type="float">
            <text:p>0,44995</text:p>
          </table:table-cell>
          <table:table-cell table:formula="of:=[.I15]-[.H15]" office:value-type="float" office:value="0.009797" calcext:value-type="float">
            <text:p>0,009797</text:p>
          </table:table-cell>
          <table:table-cell table:formula="of:=[.H15]-[.G15]" office:value-type="float" office:value="0.368912" calcext:value-type="float">
            <text:p>0,368912</text:p>
          </table:table-cell>
          <table:table-cell office:value-type="float" office:value="0.47059" calcext:value-type="float">
            <text:p>0,4705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86" calcext:value-type="float">
            <text:p>0,004186</text:p>
          </table:table-cell>
          <table:table-cell office:value-type="float" office:value="0.02354" calcext:value-type="float">
            <text:p>0,02354</text:p>
          </table:table-cell>
          <table:table-cell office:value-type="float" office:value="0.092903" calcext:value-type="float">
            <text:p>0,092903</text:p>
          </table:table-cell>
          <table:table-cell office:value-type="float" office:value="0.418525" calcext:value-type="float">
            <text:p>0,418525</text:p>
          </table:table-cell>
          <table:table-cell office:value-type="float" office:value="0.427382" calcext:value-type="float">
            <text:p>0,427382</text:p>
          </table:table-cell>
          <table:table-cell table:formula="of:=[.I16]-[.H16]" office:value-type="float" office:value="0.008857" calcext:value-type="float">
            <text:p>0,008857</text:p>
          </table:table-cell>
          <table:table-cell table:formula="of:=[.H16]-[.G16]" office:value-type="float" office:value="0.325622" calcext:value-type="float">
            <text:p>0,325622</text:p>
          </table:table-cell>
          <table:table-cell office:value-type="float" office:value="0.29877" calcext:value-type="float">
            <text:p>0,2987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226" calcext:value-type="float">
            <text:p>0,004226</text:p>
          </table:table-cell>
          <table:table-cell office:value-type="float" office:value="0.023192" calcext:value-type="float">
            <text:p>0,023192</text:p>
          </table:table-cell>
          <table:table-cell office:value-type="float" office:value="0.077377" calcext:value-type="float">
            <text:p>0,077377</text:p>
          </table:table-cell>
          <table:table-cell office:value-type="float" office:value="0.373842" calcext:value-type="float">
            <text:p>0,373842</text:p>
          </table:table-cell>
          <table:table-cell office:value-type="float" office:value="0.385611" calcext:value-type="float">
            <text:p>0,385611</text:p>
          </table:table-cell>
          <table:table-cell table:formula="of:=[.I17]-[.H17]" office:value-type="float" office:value="0.011769" calcext:value-type="float">
            <text:p>0,011769</text:p>
          </table:table-cell>
          <table:table-cell table:formula="of:=[.H17]-[.G17]" office:value-type="float" office:value="0.296465" calcext:value-type="float">
            <text:p>0,296465</text:p>
          </table:table-cell>
          <table:table-cell office:value-type="float" office:value="0.29502" calcext:value-type="float">
            <text:p>0,2950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18" calcext:value-type="float">
            <text:p>0,004118</text:p>
          </table:table-cell>
          <table:table-cell office:value-type="float" office:value="0.022893" calcext:value-type="float">
            <text:p>0,022893</text:p>
          </table:table-cell>
          <table:table-cell office:value-type="float" office:value="0.07598" calcext:value-type="float">
            <text:p>0,07598</text:p>
          </table:table-cell>
          <table:table-cell office:value-type="float" office:value="0.40357" calcext:value-type="float">
            <text:p>0,40357</text:p>
          </table:table-cell>
          <table:table-cell office:value-type="float" office:value="0.415216" calcext:value-type="float">
            <text:p>0,415216</text:p>
          </table:table-cell>
          <table:table-cell table:formula="of:=[.I18]-[.H18]" office:value-type="float" office:value="0.011646" calcext:value-type="float">
            <text:p>0,011646</text:p>
          </table:table-cell>
          <table:table-cell table:formula="of:=[.H18]-[.G18]" office:value-type="float" office:value="0.32759" calcext:value-type="float">
            <text:p>0,32759</text:p>
          </table:table-cell>
          <table:table-cell office:value-type="float" office:value="0.35664" calcext:value-type="float">
            <text:p>0,3566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227" calcext:value-type="float">
            <text:p>0,004227</text:p>
          </table:table-cell>
          <table:table-cell office:value-type="float" office:value="0.023273" calcext:value-type="float">
            <text:p>0,023273</text:p>
          </table:table-cell>
          <table:table-cell office:value-type="float" office:value="0.077995" calcext:value-type="float">
            <text:p>0,077995</text:p>
          </table:table-cell>
          <table:table-cell office:value-type="float" office:value="0.42888" calcext:value-type="float">
            <text:p>0,42888</text:p>
          </table:table-cell>
          <table:table-cell office:value-type="float" office:value="0.439686" calcext:value-type="float">
            <text:p>0,439686</text:p>
          </table:table-cell>
          <table:table-cell table:formula="of:=[.I19]-[.H19]" office:value-type="float" office:value="0.010806" calcext:value-type="float">
            <text:p>0,010806</text:p>
          </table:table-cell>
          <table:table-cell table:formula="of:=[.H19]-[.G19]" office:value-type="float" office:value="0.350885" calcext:value-type="float">
            <text:p>0,350885</text:p>
          </table:table-cell>
          <table:table-cell office:value-type="float" office:value="0.29325" calcext:value-type="float">
            <text:p>0,293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44" calcext:value-type="float">
            <text:p>0,004144</text:p>
          </table:table-cell>
          <table:table-cell office:value-type="float" office:value="0.023561" calcext:value-type="float">
            <text:p>0,023561</text:p>
          </table:table-cell>
          <table:table-cell office:value-type="float" office:value="0.07932" calcext:value-type="float">
            <text:p>0,07932</text:p>
          </table:table-cell>
          <table:table-cell office:value-type="float" office:value="0.384158" calcext:value-type="float">
            <text:p>0,384158</text:p>
          </table:table-cell>
          <table:table-cell office:value-type="float" office:value="0.394099" calcext:value-type="float">
            <text:p>0,394099</text:p>
          </table:table-cell>
          <table:table-cell table:formula="of:=[.I20]-[.H20]" office:value-type="float" office:value="0.00994099999999998" calcext:value-type="float">
            <text:p>0,009941</text:p>
          </table:table-cell>
          <table:table-cell table:formula="of:=[.H20]-[.G20]" office:value-type="float" office:value="0.304838" calcext:value-type="float">
            <text:p>0,304838</text:p>
          </table:table-cell>
          <table:table-cell office:value-type="float" office:value="0.32755" calcext:value-type="float">
            <text:p>0,3275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317" calcext:value-type="float">
            <text:p>0,004317</text:p>
          </table:table-cell>
          <table:table-cell office:value-type="float" office:value="0.023693" calcext:value-type="float">
            <text:p>0,023693</text:p>
          </table:table-cell>
          <table:table-cell office:value-type="float" office:value="0.079193" calcext:value-type="float">
            <text:p>0,079193</text:p>
          </table:table-cell>
          <table:table-cell office:value-type="float" office:value="0.431647" calcext:value-type="float">
            <text:p>0,431647</text:p>
          </table:table-cell>
          <table:table-cell office:value-type="float" office:value="0.443902" calcext:value-type="float">
            <text:p>0,443902</text:p>
          </table:table-cell>
          <table:table-cell table:formula="of:=[.I21]-[.H21]" office:value-type="float" office:value="0.012255" calcext:value-type="float">
            <text:p>0,012255</text:p>
          </table:table-cell>
          <table:table-cell table:formula="of:=[.H21]-[.G21]" office:value-type="float" office:value="0.352454" calcext:value-type="float">
            <text:p>0,352454</text:p>
          </table:table-cell>
          <table:table-cell office:value-type="float" office:value="0.26021" calcext:value-type="float">
            <text:p>0,2602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236" calcext:value-type="float">
            <text:p>0,004236</text:p>
          </table:table-cell>
          <table:table-cell office:value-type="float" office:value="0.023447" calcext:value-type="float">
            <text:p>0,023447</text:p>
          </table:table-cell>
          <table:table-cell office:value-type="float" office:value="0.077278" calcext:value-type="float">
            <text:p>0,077278</text:p>
          </table:table-cell>
          <table:table-cell office:value-type="float" office:value="0.420359" calcext:value-type="float">
            <text:p>0,420359</text:p>
          </table:table-cell>
          <table:table-cell office:value-type="float" office:value="0.431009" calcext:value-type="float">
            <text:p>0,431009</text:p>
          </table:table-cell>
          <table:table-cell table:formula="of:=[.I22]-[.H22]" office:value-type="float" office:value="0.01065" calcext:value-type="float">
            <text:p>0,01065</text:p>
          </table:table-cell>
          <table:table-cell table:formula="of:=[.H22]-[.G22]" office:value-type="float" office:value="0.343081" calcext:value-type="float">
            <text:p>0,343081</text:p>
          </table:table-cell>
          <table:table-cell office:value-type="float" office:value="0.30691" calcext:value-type="float">
            <text:p>0,3069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4" calcext:value-type="float">
            <text:p>0,00414</text:p>
          </table:table-cell>
          <table:table-cell office:value-type="float" office:value="0.02309" calcext:value-type="float">
            <text:p>0,02309</text:p>
          </table:table-cell>
          <table:table-cell office:value-type="float" office:value="0.075358" calcext:value-type="float">
            <text:p>0,075358</text:p>
          </table:table-cell>
          <table:table-cell office:value-type="float" office:value="0.423347" calcext:value-type="float">
            <text:p>0,423347</text:p>
          </table:table-cell>
          <table:table-cell office:value-type="float" office:value="0.433048" calcext:value-type="float">
            <text:p>0,433048</text:p>
          </table:table-cell>
          <table:table-cell table:formula="of:=[.I23]-[.H23]" office:value-type="float" office:value="0.00970100000000002" calcext:value-type="float">
            <text:p>0,009701</text:p>
          </table:table-cell>
          <table:table-cell table:formula="of:=[.H23]-[.G23]" office:value-type="float" office:value="0.347989" calcext:value-type="float">
            <text:p>0,347989</text:p>
          </table:table-cell>
          <table:table-cell office:value-type="float" office:value="0.25978" calcext:value-type="float">
            <text:p>0,2597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267" calcext:value-type="float">
            <text:p>0,004267</text:p>
          </table:table-cell>
          <table:table-cell office:value-type="float" office:value="0.023574" calcext:value-type="float">
            <text:p>0,023574</text:p>
          </table:table-cell>
          <table:table-cell office:value-type="float" office:value="0.079733" calcext:value-type="float">
            <text:p>0,079733</text:p>
          </table:table-cell>
          <table:table-cell office:value-type="float" office:value="0.441169" calcext:value-type="float">
            <text:p>0,441169</text:p>
          </table:table-cell>
          <table:table-cell office:value-type="float" office:value="0.450573" calcext:value-type="float">
            <text:p>0,450573</text:p>
          </table:table-cell>
          <table:table-cell table:formula="of:=[.I24]-[.H24]" office:value-type="float" office:value="0.00940400000000002" calcext:value-type="float">
            <text:p>0,009404</text:p>
          </table:table-cell>
          <table:table-cell table:formula="of:=[.H24]-[.G24]" office:value-type="float" office:value="0.361436" calcext:value-type="float">
            <text:p>0,361436</text:p>
          </table:table-cell>
          <table:table-cell office:value-type="float" office:value="0.30998" calcext:value-type="float">
            <text:p>0,3099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79" calcext:value-type="float">
            <text:p>0,004179</text:p>
          </table:table-cell>
          <table:table-cell office:value-type="float" office:value="0.023398" calcext:value-type="float">
            <text:p>0,023398</text:p>
          </table:table-cell>
          <table:table-cell office:value-type="float" office:value="0.080271" calcext:value-type="float">
            <text:p>0,080271</text:p>
          </table:table-cell>
          <table:table-cell office:value-type="float" office:value="0.438338" calcext:value-type="float">
            <text:p>0,438338</text:p>
          </table:table-cell>
          <table:table-cell office:value-type="float" office:value="0.447134" calcext:value-type="float">
            <text:p>0,447134</text:p>
          </table:table-cell>
          <table:table-cell table:formula="of:=[.I25]-[.H25]" office:value-type="float" office:value="0.00879599999999997" calcext:value-type="float">
            <text:p>0,008796</text:p>
          </table:table-cell>
          <table:table-cell table:formula="of:=[.H25]-[.G25]" office:value-type="float" office:value="0.358067" calcext:value-type="float">
            <text:p>0,358067</text:p>
          </table:table-cell>
          <table:table-cell office:value-type="float" office:value="0.29335" calcext:value-type="float">
            <text:p>0,2933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298" calcext:value-type="float">
            <text:p>0,004298</text:p>
          </table:table-cell>
          <table:table-cell office:value-type="float" office:value="0.023517" calcext:value-type="float">
            <text:p>0,023517</text:p>
          </table:table-cell>
          <table:table-cell office:value-type="float" office:value="0.087271" calcext:value-type="float">
            <text:p>0,087271</text:p>
          </table:table-cell>
          <table:table-cell office:value-type="float" office:value="0.415472" calcext:value-type="float">
            <text:p>0,415472</text:p>
          </table:table-cell>
          <table:table-cell office:value-type="float" office:value="0.42446" calcext:value-type="float">
            <text:p>0,42446</text:p>
          </table:table-cell>
          <table:table-cell table:formula="of:=[.I26]-[.H26]" office:value-type="float" office:value="0.008988" calcext:value-type="float">
            <text:p>0,008988</text:p>
          </table:table-cell>
          <table:table-cell table:formula="of:=[.H26]-[.G26]" office:value-type="float" office:value="0.328201" calcext:value-type="float">
            <text:p>0,328201</text:p>
          </table:table-cell>
          <table:table-cell office:value-type="float" office:value="0.2696" calcext:value-type="float">
            <text:p>0,269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25" calcext:value-type="float">
            <text:p>0,004125</text:p>
          </table:table-cell>
          <table:table-cell office:value-type="float" office:value="0.023546" calcext:value-type="float">
            <text:p>0,023546</text:p>
          </table:table-cell>
          <table:table-cell office:value-type="float" office:value="0.074189" calcext:value-type="float">
            <text:p>0,074189</text:p>
          </table:table-cell>
          <table:table-cell office:value-type="float" office:value="0.392945" calcext:value-type="float">
            <text:p>0,392945</text:p>
          </table:table-cell>
          <table:table-cell office:value-type="float" office:value="0.402123" calcext:value-type="float">
            <text:p>0,402123</text:p>
          </table:table-cell>
          <table:table-cell table:formula="of:=[.I27]-[.H27]" office:value-type="float" office:value="0.00917800000000002" calcext:value-type="float">
            <text:p>0,009178</text:p>
          </table:table-cell>
          <table:table-cell table:formula="of:=[.H27]-[.G27]" office:value-type="float" office:value="0.318756" calcext:value-type="float">
            <text:p>0,318756</text:p>
          </table:table-cell>
          <table:table-cell office:value-type="float" office:value="0.2605" calcext:value-type="float">
            <text:p>0,260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62" calcext:value-type="float">
            <text:p>0,004162</text:p>
          </table:table-cell>
          <table:table-cell office:value-type="float" office:value="0.022965" calcext:value-type="float">
            <text:p>0,022965</text:p>
          </table:table-cell>
          <table:table-cell office:value-type="float" office:value="0.076309" calcext:value-type="float">
            <text:p>0,076309</text:p>
          </table:table-cell>
          <table:table-cell office:value-type="float" office:value="0.41697" calcext:value-type="float">
            <text:p>0,41697</text:p>
          </table:table-cell>
          <table:table-cell office:value-type="float" office:value="0.428639" calcext:value-type="float">
            <text:p>0,428639</text:p>
          </table:table-cell>
          <table:table-cell table:formula="of:=[.I28]-[.H28]" office:value-type="float" office:value="0.011669" calcext:value-type="float">
            <text:p>0,011669</text:p>
          </table:table-cell>
          <table:table-cell table:formula="of:=[.H28]-[.G28]" office:value-type="float" office:value="0.340661" calcext:value-type="float">
            <text:p>0,340661</text:p>
          </table:table-cell>
          <table:table-cell office:value-type="float" office:value="0.30994" calcext:value-type="float">
            <text:p>0,3099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33" calcext:value-type="float">
            <text:p>0,00433</text:p>
          </table:table-cell>
          <table:table-cell office:value-type="float" office:value="0.023844" calcext:value-type="float">
            <text:p>0,023844</text:p>
          </table:table-cell>
          <table:table-cell office:value-type="float" office:value="0.085544" calcext:value-type="float">
            <text:p>0,085544</text:p>
          </table:table-cell>
          <table:table-cell office:value-type="float" office:value="0.451525" calcext:value-type="float">
            <text:p>0,451525</text:p>
          </table:table-cell>
          <table:table-cell office:value-type="float" office:value="0.460883" calcext:value-type="float">
            <text:p>0,460883</text:p>
          </table:table-cell>
          <table:table-cell table:formula="of:=[.I29]-[.H29]" office:value-type="float" office:value="0.00935800000000003" calcext:value-type="float">
            <text:p>0,009358</text:p>
          </table:table-cell>
          <table:table-cell table:formula="of:=[.H29]-[.G29]" office:value-type="float" office:value="0.365981" calcext:value-type="float">
            <text:p>0,365981</text:p>
          </table:table-cell>
          <table:table-cell office:value-type="float" office:value="0.30729" calcext:value-type="float">
            <text:p>0,3072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313" calcext:value-type="float">
            <text:p>0,004313</text:p>
          </table:table-cell>
          <table:table-cell office:value-type="float" office:value="0.023158" calcext:value-type="float">
            <text:p>0,023158</text:p>
          </table:table-cell>
          <table:table-cell office:value-type="float" office:value="0.088657" calcext:value-type="float">
            <text:p>0,088657</text:p>
          </table:table-cell>
          <table:table-cell office:value-type="float" office:value="0.399216" calcext:value-type="float">
            <text:p>0,399216</text:p>
          </table:table-cell>
          <table:table-cell office:value-type="float" office:value="0.409246" calcext:value-type="float">
            <text:p>0,409246</text:p>
          </table:table-cell>
          <table:table-cell table:formula="of:=[.I30]-[.H30]" office:value-type="float" office:value="0.01003" calcext:value-type="float">
            <text:p>0,01003</text:p>
          </table:table-cell>
          <table:table-cell table:formula="of:=[.H30]-[.G30]" office:value-type="float" office:value="0.310559" calcext:value-type="float">
            <text:p>0,310559</text:p>
          </table:table-cell>
          <table:table-cell office:value-type="float" office:value="0.28941" calcext:value-type="float">
            <text:p>0,2894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322" calcext:value-type="float">
            <text:p>0,004322</text:p>
          </table:table-cell>
          <table:table-cell office:value-type="float" office:value="0.0235" calcext:value-type="float">
            <text:p>0,0235</text:p>
          </table:table-cell>
          <table:table-cell office:value-type="float" office:value="0.089768" calcext:value-type="float">
            <text:p>0,089768</text:p>
          </table:table-cell>
          <table:table-cell office:value-type="float" office:value="0.451485" calcext:value-type="float">
            <text:p>0,451485</text:p>
          </table:table-cell>
          <table:table-cell office:value-type="float" office:value="0.463418" calcext:value-type="float">
            <text:p>0,463418</text:p>
          </table:table-cell>
          <table:table-cell table:formula="of:=[.I31]-[.H31]" office:value-type="float" office:value="0.011933" calcext:value-type="float">
            <text:p>0,011933</text:p>
          </table:table-cell>
          <table:table-cell table:formula="of:=[.H31]-[.G31]" office:value-type="float" office:value="0.361717" calcext:value-type="float">
            <text:p>0,361717</text:p>
          </table:table-cell>
          <table:table-cell office:value-type="float" office:value="0.28786" calcext:value-type="float">
            <text:p>0,2878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284" calcext:value-type="float">
            <text:p>0,004284</text:p>
          </table:table-cell>
          <table:table-cell office:value-type="float" office:value="0.023471" calcext:value-type="float">
            <text:p>0,023471</text:p>
          </table:table-cell>
          <table:table-cell office:value-type="float" office:value="0.088451" calcext:value-type="float">
            <text:p>0,088451</text:p>
          </table:table-cell>
          <table:table-cell office:value-type="float" office:value="0.401416" calcext:value-type="float">
            <text:p>0,401416</text:p>
          </table:table-cell>
          <table:table-cell office:value-type="float" office:value="0.411341" calcext:value-type="float">
            <text:p>0,411341</text:p>
          </table:table-cell>
          <table:table-cell table:formula="of:=[.I32]-[.H32]" office:value-type="float" office:value="0.00992499999999996" calcext:value-type="float">
            <text:p>0,009925</text:p>
          </table:table-cell>
          <table:table-cell table:formula="of:=[.H32]-[.G32]" office:value-type="float" office:value="0.312965" calcext:value-type="float">
            <text:p>0,312965</text:p>
          </table:table-cell>
          <table:table-cell office:value-type="float" office:value="0.30506" calcext:value-type="float">
            <text:p>0,3050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92" calcext:value-type="float">
            <text:p>0,004192</text:p>
          </table:table-cell>
          <table:table-cell office:value-type="float" office:value="0.023166" calcext:value-type="float">
            <text:p>0,023166</text:p>
          </table:table-cell>
          <table:table-cell office:value-type="float" office:value="0.073099" calcext:value-type="float">
            <text:p>0,073099</text:p>
          </table:table-cell>
          <table:table-cell office:value-type="float" office:value="0.455567" calcext:value-type="float">
            <text:p>0,455567</text:p>
          </table:table-cell>
          <table:table-cell office:value-type="float" office:value="0.464915" calcext:value-type="float">
            <text:p>0,464915</text:p>
          </table:table-cell>
          <table:table-cell table:formula="of:=[.I33]-[.H33]" office:value-type="float" office:value="0.00934799999999997" calcext:value-type="float">
            <text:p>0,009348</text:p>
          </table:table-cell>
          <table:table-cell table:formula="of:=[.H33]-[.G33]" office:value-type="float" office:value="0.382468" calcext:value-type="float">
            <text:p>0,382468</text:p>
          </table:table-cell>
          <table:table-cell office:value-type="float" office:value="0.25801" calcext:value-type="float">
            <text:p>0,2580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46" calcext:value-type="float">
            <text:p>0,004146</text:p>
          </table:table-cell>
          <table:table-cell office:value-type="float" office:value="0.023272" calcext:value-type="float">
            <text:p>0,023272</text:p>
          </table:table-cell>
          <table:table-cell office:value-type="float" office:value="0.074253" calcext:value-type="float">
            <text:p>0,074253</text:p>
          </table:table-cell>
          <table:table-cell office:value-type="float" office:value="0.423836" calcext:value-type="float">
            <text:p>0,423836</text:p>
          </table:table-cell>
          <table:table-cell office:value-type="float" office:value="0.433667" calcext:value-type="float">
            <text:p>0,433667</text:p>
          </table:table-cell>
          <table:table-cell table:formula="of:=[.I34]-[.H34]" office:value-type="float" office:value="0.00983099999999998" calcext:value-type="float">
            <text:p>0,009831</text:p>
          </table:table-cell>
          <table:table-cell table:formula="of:=[.H34]-[.G34]" office:value-type="float" office:value="0.349583" calcext:value-type="float">
            <text:p>0,349583</text:p>
          </table:table-cell>
          <table:table-cell office:value-type="float" office:value="0.29856" calcext:value-type="float">
            <text:p>0,2985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51" calcext:value-type="float">
            <text:p>0,004151</text:p>
          </table:table-cell>
          <table:table-cell office:value-type="float" office:value="0.023123" calcext:value-type="float">
            <text:p>0,023123</text:p>
          </table:table-cell>
          <table:table-cell office:value-type="float" office:value="0.069804" calcext:value-type="float">
            <text:p>0,069804</text:p>
          </table:table-cell>
          <table:table-cell office:value-type="float" office:value="0.481982" calcext:value-type="float">
            <text:p>0,481982</text:p>
          </table:table-cell>
          <table:table-cell office:value-type="float" office:value="0.491008" calcext:value-type="float">
            <text:p>0,491008</text:p>
          </table:table-cell>
          <table:table-cell table:formula="of:=[.I35]-[.H35]" office:value-type="float" office:value="0.00902600000000003" calcext:value-type="float">
            <text:p>0,009026</text:p>
          </table:table-cell>
          <table:table-cell table:formula="of:=[.H35]-[.G35]" office:value-type="float" office:value="0.412178" calcext:value-type="float">
            <text:p>0,412178</text:p>
          </table:table-cell>
          <table:table-cell office:value-type="float" office:value="0.26992" calcext:value-type="float">
            <text:p>0,2699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338" calcext:value-type="float">
            <text:p>0,004338</text:p>
          </table:table-cell>
          <table:table-cell office:value-type="float" office:value="0.023748" calcext:value-type="float">
            <text:p>0,023748</text:p>
          </table:table-cell>
          <table:table-cell office:value-type="float" office:value="0.092526" calcext:value-type="float">
            <text:p>0,092526</text:p>
          </table:table-cell>
          <table:table-cell office:value-type="float" office:value="0.436303" calcext:value-type="float">
            <text:p>0,436303</text:p>
          </table:table-cell>
          <table:table-cell office:value-type="float" office:value="0.449278" calcext:value-type="float">
            <text:p>0,449278</text:p>
          </table:table-cell>
          <table:table-cell table:formula="of:=[.I36]-[.H36]" office:value-type="float" office:value="0.012975" calcext:value-type="float">
            <text:p>0,012975</text:p>
          </table:table-cell>
          <table:table-cell table:formula="of:=[.H36]-[.G36]" office:value-type="float" office:value="0.343777" calcext:value-type="float">
            <text:p>0,343777</text:p>
          </table:table-cell>
          <table:table-cell office:value-type="float" office:value="0.24139" calcext:value-type="float">
            <text:p>0,2413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64" calcext:value-type="float">
            <text:p>0,004164</text:p>
          </table:table-cell>
          <table:table-cell office:value-type="float" office:value="0.023249" calcext:value-type="float">
            <text:p>0,023249</text:p>
          </table:table-cell>
          <table:table-cell office:value-type="float" office:value="0.074602" calcext:value-type="float">
            <text:p>0,074602</text:p>
          </table:table-cell>
          <table:table-cell office:value-type="float" office:value="0.444873" calcext:value-type="float">
            <text:p>0,444873</text:p>
          </table:table-cell>
          <table:table-cell office:value-type="float" office:value="0.454929" calcext:value-type="float">
            <text:p>0,454929</text:p>
          </table:table-cell>
          <table:table-cell table:formula="of:=[.I37]-[.H37]" office:value-type="float" office:value="0.010056" calcext:value-type="float">
            <text:p>0,010056</text:p>
          </table:table-cell>
          <table:table-cell table:formula="of:=[.H37]-[.G37]" office:value-type="float" office:value="0.370271" calcext:value-type="float">
            <text:p>0,370271</text:p>
          </table:table-cell>
          <table:table-cell office:value-type="float" office:value="0.26632" calcext:value-type="float">
            <text:p>0,2663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283" calcext:value-type="float">
            <text:p>0,004283</text:p>
          </table:table-cell>
          <table:table-cell office:value-type="float" office:value="0.024917" calcext:value-type="float">
            <text:p>0,024917</text:p>
          </table:table-cell>
          <table:table-cell office:value-type="float" office:value="0.076863" calcext:value-type="float">
            <text:p>0,076863</text:p>
          </table:table-cell>
          <table:table-cell office:value-type="float" office:value="0.601267" calcext:value-type="float">
            <text:p>0,601267</text:p>
          </table:table-cell>
          <table:table-cell office:value-type="float" office:value="0.613371" calcext:value-type="float">
            <text:p>0,613371</text:p>
          </table:table-cell>
          <table:table-cell table:formula="of:=[.I38]-[.H38]" office:value-type="float" office:value="0.012104" calcext:value-type="float">
            <text:p>0,012104</text:p>
          </table:table-cell>
          <table:table-cell table:formula="of:=[.H38]-[.G38]" office:value-type="float" office:value="0.524404" calcext:value-type="float">
            <text:p>0,524404</text:p>
          </table:table-cell>
          <table:table-cell office:value-type="float" office:value="0.31553" calcext:value-type="float">
            <text:p>0,3155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63" calcext:value-type="float">
            <text:p>0,004163</text:p>
          </table:table-cell>
          <table:table-cell office:value-type="float" office:value="0.02291" calcext:value-type="float">
            <text:p>0,02291</text:p>
          </table:table-cell>
          <table:table-cell office:value-type="float" office:value="0.072175" calcext:value-type="float">
            <text:p>0,072175</text:p>
          </table:table-cell>
          <table:table-cell office:value-type="float" office:value="0.440983" calcext:value-type="float">
            <text:p>0,440983</text:p>
          </table:table-cell>
          <table:table-cell office:value-type="float" office:value="0.452325" calcext:value-type="float">
            <text:p>0,452325</text:p>
          </table:table-cell>
          <table:table-cell table:formula="of:=[.I39]-[.H39]" office:value-type="float" office:value="0.011342" calcext:value-type="float">
            <text:p>0,011342</text:p>
          </table:table-cell>
          <table:table-cell table:formula="of:=[.H39]-[.G39]" office:value-type="float" office:value="0.368808" calcext:value-type="float">
            <text:p>0,368808</text:p>
          </table:table-cell>
          <table:table-cell office:value-type="float" office:value="0.29081" calcext:value-type="float">
            <text:p>0,2908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315" calcext:value-type="float">
            <text:p>0,004315</text:p>
          </table:table-cell>
          <table:table-cell office:value-type="float" office:value="0.023428" calcext:value-type="float">
            <text:p>0,023428</text:p>
          </table:table-cell>
          <table:table-cell office:value-type="float" office:value="0.090785" calcext:value-type="float">
            <text:p>0,090785</text:p>
          </table:table-cell>
          <table:table-cell office:value-type="float" office:value="0.502536" calcext:value-type="float">
            <text:p>0,502536</text:p>
          </table:table-cell>
          <table:table-cell office:value-type="float" office:value="0.511928" calcext:value-type="float">
            <text:p>0,511928</text:p>
          </table:table-cell>
          <table:table-cell table:formula="of:=[.I40]-[.H40]" office:value-type="float" office:value="0.00939199999999996" calcext:value-type="float">
            <text:p>0,009392</text:p>
          </table:table-cell>
          <table:table-cell table:formula="of:=[.H40]-[.G40]" office:value-type="float" office:value="0.411751" calcext:value-type="float">
            <text:p>0,411751</text:p>
          </table:table-cell>
          <table:table-cell office:value-type="float" office:value="0.24569" calcext:value-type="float">
            <text:p>0,2456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22" calcext:value-type="float">
            <text:p>0,00422</text:p>
          </table:table-cell>
          <table:table-cell office:value-type="float" office:value="0.023175" calcext:value-type="float">
            <text:p>0,023175</text:p>
          </table:table-cell>
          <table:table-cell office:value-type="float" office:value="0.076918" calcext:value-type="float">
            <text:p>0,076918</text:p>
          </table:table-cell>
          <table:table-cell office:value-type="float" office:value="0.410214" calcext:value-type="float">
            <text:p>0,410214</text:p>
          </table:table-cell>
          <table:table-cell office:value-type="float" office:value="0.419552" calcext:value-type="float">
            <text:p>0,419552</text:p>
          </table:table-cell>
          <table:table-cell table:formula="of:=[.I41]-[.H41]" office:value-type="float" office:value="0.00933800000000001" calcext:value-type="float">
            <text:p>0,009338</text:p>
          </table:table-cell>
          <table:table-cell table:formula="of:=[.H41]-[.G41]" office:value-type="float" office:value="0.333296" calcext:value-type="float">
            <text:p>0,333296</text:p>
          </table:table-cell>
          <table:table-cell office:value-type="float" office:value="0.33903" calcext:value-type="float">
            <text:p>0,3390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121" calcext:value-type="float">
            <text:p>0,004121</text:p>
          </table:table-cell>
          <table:table-cell office:value-type="float" office:value="0.023514" calcext:value-type="float">
            <text:p>0,023514</text:p>
          </table:table-cell>
          <table:table-cell office:value-type="float" office:value="0.077458" calcext:value-type="float">
            <text:p>0,077458</text:p>
          </table:table-cell>
          <table:table-cell office:value-type="float" office:value="0.422587" calcext:value-type="float">
            <text:p>0,422587</text:p>
          </table:table-cell>
          <table:table-cell office:value-type="float" office:value="0.432322" calcext:value-type="float">
            <text:p>0,432322</text:p>
          </table:table-cell>
          <table:table-cell table:formula="of:=[.I42]-[.H42]" office:value-type="float" office:value="0.00973499999999999" calcext:value-type="float">
            <text:p>0,009735</text:p>
          </table:table-cell>
          <table:table-cell table:formula="of:=[.H42]-[.G42]" office:value-type="float" office:value="0.345129" calcext:value-type="float">
            <text:p>0,345129</text:p>
          </table:table-cell>
          <table:table-cell office:value-type="float" office:value="0.29118" calcext:value-type="float">
            <text:p>0,2911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222" calcext:value-type="float">
            <text:p>0,004222</text:p>
          </table:table-cell>
          <table:table-cell office:value-type="float" office:value="0.023248" calcext:value-type="float">
            <text:p>0,023248</text:p>
          </table:table-cell>
          <table:table-cell office:value-type="float" office:value="0.089976" calcext:value-type="float">
            <text:p>0,089976</text:p>
          </table:table-cell>
          <table:table-cell office:value-type="float" office:value="0.482962" calcext:value-type="float">
            <text:p>0,482962</text:p>
          </table:table-cell>
          <table:table-cell office:value-type="float" office:value="0.493944" calcext:value-type="float">
            <text:p>0,493944</text:p>
          </table:table-cell>
          <table:table-cell table:formula="of:=[.I43]-[.H43]" office:value-type="float" office:value="0.010982" calcext:value-type="float">
            <text:p>0,010982</text:p>
          </table:table-cell>
          <table:table-cell table:formula="of:=[.H43]-[.G43]" office:value-type="float" office:value="0.392986" calcext:value-type="float">
            <text:p>0,392986</text:p>
          </table:table-cell>
          <table:table-cell office:value-type="float" office:value="0.604" calcext:value-type="float">
            <text:p>0,60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233" calcext:value-type="float">
            <text:p>0,004233</text:p>
          </table:table-cell>
          <table:table-cell office:value-type="float" office:value="0.023723" calcext:value-type="float">
            <text:p>0,023723</text:p>
          </table:table-cell>
          <table:table-cell office:value-type="float" office:value="0.076966" calcext:value-type="float">
            <text:p>0,076966</text:p>
          </table:table-cell>
          <table:table-cell office:value-type="float" office:value="0.452343" calcext:value-type="float">
            <text:p>0,452343</text:p>
          </table:table-cell>
          <table:table-cell office:value-type="float" office:value="0.462546" calcext:value-type="float">
            <text:p>0,462546</text:p>
          </table:table-cell>
          <table:table-cell table:formula="of:=[.I44]-[.H44]" office:value-type="float" office:value="0.010203" calcext:value-type="float">
            <text:p>0,010203</text:p>
          </table:table-cell>
          <table:table-cell table:formula="of:=[.H44]-[.G44]" office:value-type="float" office:value="0.375377" calcext:value-type="float">
            <text:p>0,375377</text:p>
          </table:table-cell>
          <table:table-cell office:value-type="float" office:value="0.32239" calcext:value-type="float">
            <text:p>0,3223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223" calcext:value-type="float">
            <text:p>0,004223</text:p>
          </table:table-cell>
          <table:table-cell office:value-type="float" office:value="0.023235" calcext:value-type="float">
            <text:p>0,023235</text:p>
          </table:table-cell>
          <table:table-cell office:value-type="float" office:value="0.077744" calcext:value-type="float">
            <text:p>0,077744</text:p>
          </table:table-cell>
          <table:table-cell office:value-type="float" office:value="0.404135" calcext:value-type="float">
            <text:p>0,404135</text:p>
          </table:table-cell>
          <table:table-cell office:value-type="float" office:value="0.415762" calcext:value-type="float">
            <text:p>0,415762</text:p>
          </table:table-cell>
          <table:table-cell table:formula="of:=[.I45]-[.H45]" office:value-type="float" office:value="0.011627" calcext:value-type="float">
            <text:p>0,011627</text:p>
          </table:table-cell>
          <table:table-cell table:formula="of:=[.H45]-[.G45]" office:value-type="float" office:value="0.326391" calcext:value-type="float">
            <text:p>0,326391</text:p>
          </table:table-cell>
          <table:table-cell office:value-type="float" office:value="0.25584" calcext:value-type="float">
            <text:p>0,2558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313" calcext:value-type="float">
            <text:p>0,004313</text:p>
          </table:table-cell>
          <table:table-cell office:value-type="float" office:value="0.023687" calcext:value-type="float">
            <text:p>0,023687</text:p>
          </table:table-cell>
          <table:table-cell office:value-type="float" office:value="0.092371" calcext:value-type="float">
            <text:p>0,092371</text:p>
          </table:table-cell>
          <table:table-cell office:value-type="float" office:value="0.496544" calcext:value-type="float">
            <text:p>0,496544</text:p>
          </table:table-cell>
          <table:table-cell office:value-type="float" office:value="0.508265" calcext:value-type="float">
            <text:p>0,508265</text:p>
          </table:table-cell>
          <table:table-cell table:formula="of:=[.I46]-[.H46]" office:value-type="float" office:value="0.011721" calcext:value-type="float">
            <text:p>0,011721</text:p>
          </table:table-cell>
          <table:table-cell table:formula="of:=[.H46]-[.G46]" office:value-type="float" office:value="0.404173" calcext:value-type="float">
            <text:p>0,404173</text:p>
          </table:table-cell>
          <table:table-cell office:value-type="float" office:value="0.30601" calcext:value-type="float">
            <text:p>0,306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224" calcext:value-type="float">
            <text:p>0,004224</text:p>
          </table:table-cell>
          <table:table-cell office:value-type="float" office:value="0.023477" calcext:value-type="float">
            <text:p>0,023477</text:p>
          </table:table-cell>
          <table:table-cell office:value-type="float" office:value="0.077397" calcext:value-type="float">
            <text:p>0,077397</text:p>
          </table:table-cell>
          <table:table-cell office:value-type="float" office:value="0.374373" calcext:value-type="float">
            <text:p>0,374373</text:p>
          </table:table-cell>
          <table:table-cell office:value-type="float" office:value="0.384587" calcext:value-type="float">
            <text:p>0,384587</text:p>
          </table:table-cell>
          <table:table-cell table:formula="of:=[.I47]-[.H47]" office:value-type="float" office:value="0.010214" calcext:value-type="float">
            <text:p>0,010214</text:p>
          </table:table-cell>
          <table:table-cell table:formula="of:=[.H47]-[.G47]" office:value-type="float" office:value="0.296976" calcext:value-type="float">
            <text:p>0,296976</text:p>
          </table:table-cell>
          <table:table-cell office:value-type="float" office:value="0.27603" calcext:value-type="float">
            <text:p>0,2760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274" calcext:value-type="float">
            <text:p>0,004274</text:p>
          </table:table-cell>
          <table:table-cell office:value-type="float" office:value="0.023591" calcext:value-type="float">
            <text:p>0,023591</text:p>
          </table:table-cell>
          <table:table-cell office:value-type="float" office:value="0.09045" calcext:value-type="float">
            <text:p>0,09045</text:p>
          </table:table-cell>
          <table:table-cell office:value-type="float" office:value="0.491697" calcext:value-type="float">
            <text:p>0,491697</text:p>
          </table:table-cell>
          <table:table-cell office:value-type="float" office:value="0.503424" calcext:value-type="float">
            <text:p>0,503424</text:p>
          </table:table-cell>
          <table:table-cell table:formula="of:=[.I48]-[.H48]" office:value-type="float" office:value="0.011727" calcext:value-type="float">
            <text:p>0,011727</text:p>
          </table:table-cell>
          <table:table-cell table:formula="of:=[.H48]-[.G48]" office:value-type="float" office:value="0.401247" calcext:value-type="float">
            <text:p>0,401247</text:p>
          </table:table-cell>
          <table:table-cell office:value-type="float" office:value="0.27586" calcext:value-type="float">
            <text:p>0,2758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221" calcext:value-type="float">
            <text:p>0,004221</text:p>
          </table:table-cell>
          <table:table-cell office:value-type="float" office:value="0.023253" calcext:value-type="float">
            <text:p>0,023253</text:p>
          </table:table-cell>
          <table:table-cell office:value-type="float" office:value="0.07698" calcext:value-type="float">
            <text:p>0,07698</text:p>
          </table:table-cell>
          <table:table-cell office:value-type="float" office:value="0.492522" calcext:value-type="float">
            <text:p>0,492522</text:p>
          </table:table-cell>
          <table:table-cell office:value-type="float" office:value="0.502435" calcext:value-type="float">
            <text:p>0,502435</text:p>
          </table:table-cell>
          <table:table-cell table:formula="of:=[.I49]-[.H49]" office:value-type="float" office:value="0.00991300000000001" calcext:value-type="float">
            <text:p>0,009913</text:p>
          </table:table-cell>
          <table:table-cell table:formula="of:=[.H49]-[.G49]" office:value-type="float" office:value="0.415542" calcext:value-type="float">
            <text:p>0,415542</text:p>
          </table:table-cell>
          <table:table-cell office:value-type="float" office:value="0.32695" calcext:value-type="float">
            <text:p>0,3269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223" calcext:value-type="float">
            <text:p>0,004223</text:p>
          </table:table-cell>
          <table:table-cell office:value-type="float" office:value="0.023359" calcext:value-type="float">
            <text:p>0,023359</text:p>
          </table:table-cell>
          <table:table-cell office:value-type="float" office:value="0.074699" calcext:value-type="float">
            <text:p>0,074699</text:p>
          </table:table-cell>
          <table:table-cell office:value-type="float" office:value="0.429717" calcext:value-type="float">
            <text:p>0,429717</text:p>
          </table:table-cell>
          <table:table-cell office:value-type="float" office:value="0.439696" calcext:value-type="float">
            <text:p>0,439696</text:p>
          </table:table-cell>
          <table:table-cell table:formula="of:=[.I50]-[.H50]" office:value-type="float" office:value="0.00997900000000002" calcext:value-type="float">
            <text:p>0,009979</text:p>
          </table:table-cell>
          <table:table-cell table:formula="of:=[.H50]-[.G50]" office:value-type="float" office:value="0.355018" calcext:value-type="float">
            <text:p>0,355018</text:p>
          </table:table-cell>
          <table:table-cell office:value-type="float" office:value="0.35249" calcext:value-type="float">
            <text:p>0,352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5838" calcext:value-type="float">
            <text:p>35838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.023388" calcext:value-type="float">
            <text:p>0,023388</text:p>
          </table:table-cell>
          <table:table-cell office:value-type="float" office:value="0.076411" calcext:value-type="float">
            <text:p>0,076411</text:p>
          </table:table-cell>
          <table:table-cell office:value-type="float" office:value="0.422989" calcext:value-type="float">
            <text:p>0,422989</text:p>
          </table:table-cell>
          <table:table-cell office:value-type="float" office:value="0.432944" calcext:value-type="float">
            <text:p>0,432944</text:p>
          </table:table-cell>
          <table:table-cell table:formula="of:=[.I51]-[.H51]" office:value-type="float" office:value="0.00995499999999999" calcext:value-type="float">
            <text:p>0,009955</text:p>
          </table:table-cell>
          <table:table-cell table:formula="of:=[.H51]-[.G51]" office:value-type="float" office:value="0.346578" calcext:value-type="float">
            <text:p>0,346578</text:p>
          </table:table-cell>
          <table:table-cell office:value-type="float" office:value="0.29837" calcext:value-type="float">
            <text:p>0,29837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dian</text:p>
          </table:table-cell>
          <table:table-cell table:formula="of:=MEDIAN([.K2:.K51])" office:value-type="float" office:value="0.3516695" calcext:value-type="float">
            <text:p>0,3516695</text:p>
          </table:table-cell>
          <table:table-cell table:formula="of:=MEDIAN([.L2:.L51])" office:value-type="float" office:value="0.298465" calcext:value-type="float">
            <text:p>0,298465</text:p>
          </table:table-cell>
          <table:table-cell table:formula="of:=[.K52]-[.L52]" office:value-type="float" office:value="0.0532045" calcext:value-type="float">
            <text:p>0,05320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verage</text:p>
          </table:table-cell>
          <table:table-cell table:formula="of:=AVERAGE([.K2:.K51])" office:value-type="float" office:value="0.3636401" calcext:value-type="float">
            <text:p>0,3636401</text:p>
          </table:table-cell>
          <table:table-cell table:formula="of:=AVERAGE([.L2:.L51])" office:value-type="float" office:value="0.3085734" calcext:value-type="float">
            <text:p>0,3085734</text:p>
          </table:table-cell>
          <table:table-cell table:formula="of:=[.K53]-[.L53]" office:value-type="float" office:value="0.0550667" calcext:value-type="float">
            <text:p>0,0550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7:15:44.884963870</meta:creation-date>
    <dc:date>2019-09-06T18:00:52.698407485</dc:date>
    <meta:editing-duration>PT1M37S</meta:editing-duration>
    <meta:editing-cycles>2</meta:editing-cycles>
    <meta:generator>LibreOffice/6.0.7.3$Linux_X86_64 LibreOffice_project/00m0$Build-3</meta:generator>
    <meta:document-statistic meta:table-count="1" meta:cell-count="6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mean-value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2000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20000">
      <style:chart-properties chart:symbol-type="named-symbol" chart:symbol-name="circle" chart:symbol-width="0.2cm" chart:symbol-height="0.2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width="0.102cm" svg:stroke-color="#004586"/>
    </style:style>
    <style:style style:name="ch12" style:family="chart">
      <style:graphic-properties svg:stroke-width="0.102cm" svg:stroke-color="#004586"/>
    </style:style>
    <style:style style:name="ch13" style:family="chart" style:data-style-name="N20000">
      <style:chart-properties chart:symbol-type="named-symbol" chart:symbol-name="circle" chart:symbol-width="0.2cm" chart:symbol-height="0.2cm" chart:link-data-style-to-source="true" chart:mean-value="true"/>
      <style:graphic-properties draw:stroke="none" draw:stroke-dash="Line_20_Style_20_9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svg:stroke-width="0.102cm" svg:stroke-color="#ff420e"/>
    </style:style>
    <style:style style:name="ch15" style:family="chart">
      <style:graphic-properties svg:stroke-width="0.102cm"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695cm" svg:height="14.218cm" xlink:href=".." xlink:type="simple" chart:class="chart:line" chart:style-name="ch1">
        <chart:legend chart:legend-position="bottom" svg:x="2.338cm" svg:y="13.619cm" style:legend-expansion="wide" chart:style-name="ch2"/>
        <chart:plot-area chart:style-name="ch3" table:cell-range-address="Sheet2.K1:Sheet2.L51" chart:data-source-has-labels="row" svg:x="0.455cm" svg:y="0.284cm" svg:width="19.824cm" svg:height="12.645cm">
          <chartooo:coordinate-region svg:x="1.182cm" svg:y="0.483cm" svg:width="19.097cm" svg:height="12.247cm"/>
          <chart:axis chart:dimension="x" chart:name="primary-x" chart:style-name="ch4">
            <chart:title svg:x="19.052cm" svg:y="12.929cm" chart:style-name="ch5">
              <text:p>Sample</text:p>
            </chart:title>
          </chart:axis>
          <chart:axis chart:dimension="y" chart:name="primary-y" chart:style-name="ch6">
            <chart:title svg:x="0cm" svg:y="7.298cm" chart:style-name="ch7">
              <text:p>Second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2.K2:Sheet2.K51" chart:label-cell-address="Sheet2.K1:Sheet2.K1" chart:class="chart:line">
            <chart:mean-value chart:style-name="ch11"/>
            <chart:regression-curve chart:style-name="ch12"/>
            <chart:data-point chart:repeated="50"/>
          </chart:series>
          <chart:series chart:style-name="ch13" chart:values-cell-range-address="Sheet2.L2:Sheet2.L51" chart:label-cell-address="Sheet2.L1:Sheet2.L1" chart:class="chart:line">
            <chart:mean-value chart:style-name="ch14"/>
            <chart:regression-curve chart:style-name="ch15"/>
            <chart:data-point chart:repeated="5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 waiting</text:p>
                <draw:g>
                  <svg:desc>Sheet2.K1:Sheet2.K1</svg:desc>
                </draw:g>
              </table:table-cell>
              <table:table-cell office:value-type="string">
                <text:p>Lambda duration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4149">
                <text:p>0.374149</text:p>
                <draw:g>
                  <svg:desc>Sheet2.K2:Sheet2.K51</svg:desc>
                </draw:g>
              </table:table-cell>
              <table:table-cell office:value-type="float" office:value="0.28753">
                <text:p>0.28753</text:p>
                <draw:g>
                  <svg:desc>Sheet2.L2:Sheet2.L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6967">
                <text:p>0.406967</text:p>
              </table:table-cell>
              <table:table-cell office:value-type="float" office:value="0.3076">
                <text:p>0.3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9951">
                <text:p>0.379951</text:p>
              </table:table-cell>
              <table:table-cell office:value-type="float" office:value="0.36283">
                <text:p>0.36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9034">
                <text:p>0.339034</text:p>
              </table:table-cell>
              <table:table-cell office:value-type="float" office:value="0.34608">
                <text:p>0.34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2403">
                <text:p>0.332403</text:p>
              </table:table-cell>
              <table:table-cell office:value-type="float" office:value="0.24783">
                <text:p>0.24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3161">
                <text:p>0.363161</text:p>
              </table:table-cell>
              <table:table-cell office:value-type="float" office:value="0.35486">
                <text:p>0.35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3491">
                <text:p>0.313491</text:p>
              </table:table-cell>
              <table:table-cell office:value-type="float" office:value="0.2698">
                <text:p>0.2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9529">
                <text:p>0.379529</text:p>
              </table:table-cell>
              <table:table-cell office:value-type="float" office:value="0.32678">
                <text:p>0.326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2292">
                <text:p>0.662292</text:p>
              </table:table-cell>
              <table:table-cell office:value-type="float" office:value="0.33706">
                <text:p>0.33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5772">
                <text:p>0.345772</text:p>
              </table:table-cell>
              <table:table-cell office:value-type="float" office:value="0.29713">
                <text:p>0.29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8415">
                <text:p>0.398415</text:p>
              </table:table-cell>
              <table:table-cell office:value-type="float" office:value="0.28407">
                <text:p>0.28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4579">
                <text:p>0.314579</text:p>
              </table:table-cell>
              <table:table-cell office:value-type="float" office:value="0.35524">
                <text:p>0.355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013">
                <text:p>0.34013</text:p>
              </table:table-cell>
              <table:table-cell office:value-type="float" office:value="0.31577">
                <text:p>0.31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8912">
                <text:p>0.368912</text:p>
              </table:table-cell>
              <table:table-cell office:value-type="float" office:value="0.47059">
                <text:p>0.47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5622">
                <text:p>0.325622</text:p>
              </table:table-cell>
              <table:table-cell office:value-type="float" office:value="0.29877">
                <text:p>0.298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6465">
                <text:p>0.296465</text:p>
              </table:table-cell>
              <table:table-cell office:value-type="float" office:value="0.29502">
                <text:p>0.295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759">
                <text:p>0.32759</text:p>
              </table:table-cell>
              <table:table-cell office:value-type="float" office:value="0.35664">
                <text:p>0.356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0885">
                <text:p>0.350885</text:p>
              </table:table-cell>
              <table:table-cell office:value-type="float" office:value="0.29325">
                <text:p>0.29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4838">
                <text:p>0.304838</text:p>
              </table:table-cell>
              <table:table-cell office:value-type="float" office:value="0.32755">
                <text:p>0.32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2454">
                <text:p>0.352454</text:p>
              </table:table-cell>
              <table:table-cell office:value-type="float" office:value="0.26021">
                <text:p>0.26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3081">
                <text:p>0.343081</text:p>
              </table:table-cell>
              <table:table-cell office:value-type="float" office:value="0.30691">
                <text:p>0.306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7989">
                <text:p>0.347989</text:p>
              </table:table-cell>
              <table:table-cell office:value-type="float" office:value="0.25978">
                <text:p>0.25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436">
                <text:p>0.361436</text:p>
              </table:table-cell>
              <table:table-cell office:value-type="float" office:value="0.30998">
                <text:p>0.30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8067">
                <text:p>0.358067</text:p>
              </table:table-cell>
              <table:table-cell office:value-type="float" office:value="0.29335">
                <text:p>0.293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8201">
                <text:p>0.328201</text:p>
              </table:table-cell>
              <table:table-cell office:value-type="float" office:value="0.2696">
                <text:p>0.26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8756">
                <text:p>0.318756</text:p>
              </table:table-cell>
              <table:table-cell office:value-type="float" office:value="0.2605">
                <text:p>0.2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0661">
                <text:p>0.340661</text:p>
              </table:table-cell>
              <table:table-cell office:value-type="float" office:value="0.30994">
                <text:p>0.309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981">
                <text:p>0.365981</text:p>
              </table:table-cell>
              <table:table-cell office:value-type="float" office:value="0.30729">
                <text:p>0.307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0559">
                <text:p>0.310559</text:p>
              </table:table-cell>
              <table:table-cell office:value-type="float" office:value="0.28941">
                <text:p>0.289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1717">
                <text:p>0.361717</text:p>
              </table:table-cell>
              <table:table-cell office:value-type="float" office:value="0.28786">
                <text:p>0.287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2965">
                <text:p>0.312965</text:p>
              </table:table-cell>
              <table:table-cell office:value-type="float" office:value="0.30506">
                <text:p>0.305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2468">
                <text:p>0.382468</text:p>
              </table:table-cell>
              <table:table-cell office:value-type="float" office:value="0.25801">
                <text:p>0.25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9583">
                <text:p>0.349583</text:p>
              </table:table-cell>
              <table:table-cell office:value-type="float" office:value="0.29856">
                <text:p>0.298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2178">
                <text:p>0.412178</text:p>
              </table:table-cell>
              <table:table-cell office:value-type="float" office:value="0.26992">
                <text:p>0.269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3777">
                <text:p>0.343777</text:p>
              </table:table-cell>
              <table:table-cell office:value-type="float" office:value="0.24139">
                <text:p>0.241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0271">
                <text:p>0.370271</text:p>
              </table:table-cell>
              <table:table-cell office:value-type="float" office:value="0.26632">
                <text:p>0.266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24404">
                <text:p>0.524404</text:p>
              </table:table-cell>
              <table:table-cell office:value-type="float" office:value="0.31553">
                <text:p>0.315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8808">
                <text:p>0.368808</text:p>
              </table:table-cell>
              <table:table-cell office:value-type="float" office:value="0.29081">
                <text:p>0.290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1751">
                <text:p>0.411751</text:p>
              </table:table-cell>
              <table:table-cell office:value-type="float" office:value="0.24569">
                <text:p>0.245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3296">
                <text:p>0.333296</text:p>
              </table:table-cell>
              <table:table-cell office:value-type="float" office:value="0.33903">
                <text:p>0.339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5129">
                <text:p>0.345129</text:p>
              </table:table-cell>
              <table:table-cell office:value-type="float" office:value="0.29118">
                <text:p>0.291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92986">
                <text:p>0.392986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5377">
                <text:p>0.375377</text:p>
              </table:table-cell>
              <table:table-cell office:value-type="float" office:value="0.32239">
                <text:p>0.322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26391">
                <text:p>0.326391</text:p>
              </table:table-cell>
              <table:table-cell office:value-type="float" office:value="0.25584">
                <text:p>0.255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4173">
                <text:p>0.404173</text:p>
              </table:table-cell>
              <table:table-cell office:value-type="float" office:value="0.30601">
                <text:p>0.306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96976">
                <text:p>0.296976</text:p>
              </table:table-cell>
              <table:table-cell office:value-type="float" office:value="0.27603">
                <text:p>0.276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01247">
                <text:p>0.401247</text:p>
              </table:table-cell>
              <table:table-cell office:value-type="float" office:value="0.27586">
                <text:p>0.275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15542">
                <text:p>0.415542</text:p>
              </table:table-cell>
              <table:table-cell office:value-type="float" office:value="0.32695">
                <text:p>0.326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55018">
                <text:p>0.355018</text:p>
              </table:table-cell>
              <table:table-cell office:value-type="float" office:value="0.35249">
                <text:p>0.352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6578">
                <text:p>0.346578</text:p>
              </table:table-cell>
              <table:table-cell office:value-type="float" office:value="0.29837">
                <text:p>0.29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</office:styles>
</office:document-styles>
</file>